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1" svg:font-family="Roboto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er">
      <style:text-properties officeooo:rsid="00157093" officeooo:paragraph-rsid="00157093"/>
    </style:style>
    <style:style style:name="P2" style:family="paragraph" style:parent-style-name="Text_20_body">
      <style:text-properties officeooo:rsid="0026b297" officeooo:paragraph-rsid="00728878"/>
    </style:style>
    <style:style style:name="P3" style:family="paragraph" style:parent-style-name="Text_20_body">
      <style:text-properties officeooo:rsid="0026b297" officeooo:paragraph-rsid="0026b297"/>
    </style:style>
    <style:style style:name="P4" style:family="paragraph" style:parent-style-name="Text_20_body">
      <style:text-properties officeooo:paragraph-rsid="0026b297"/>
    </style:style>
    <style:style style:name="P5" style:family="paragraph" style:parent-style-name="Text_20_body">
      <style:text-properties officeooo:paragraph-rsid="007800a3"/>
    </style:style>
    <style:style style:name="P6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6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9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42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3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4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47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48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49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0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1" style:family="paragraph" style:parent-style-name="Text_20_body">
      <style:text-properties style:font-name="Lucida Sans Unicode" fo:font-size="11pt" officeooo:rsid="00531f76" officeooo:paragraph-rsid="006b48c3" style:font-size-asian="11pt" style:font-size-complex="11pt"/>
    </style:style>
    <style:style style:name="P5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5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5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55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56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5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58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9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60" style:family="paragraph" style:parent-style-name="Heading_20_1">
      <style:text-properties style:font-name="Lucida Sans Unicode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146587" style:font-style-asian="italic" style:font-style-complex="italic"/>
    </style:style>
    <style:style style:name="T4" style:family="text">
      <style:text-properties fo:font-style="italic" officeooo:rsid="0022e2fd" style:font-style-asian="italic" style:font-style-complex="italic"/>
    </style:style>
    <style:style style:name="T5" style:family="text">
      <style:text-properties fo:font-style="italic" officeooo:rsid="003675aa" style:font-style-asian="italic" style:font-style-complex="italic"/>
    </style:style>
    <style:style style:name="T6" style:family="text">
      <style:text-properties fo:font-style="italic" officeooo:rsid="00382ac9" style:font-style-asian="italic" style:font-style-complex="italic"/>
    </style:style>
    <style:style style:name="T7" style:family="text">
      <style:text-properties fo:font-style="italic" officeooo:rsid="006a49b7" style:font-style-asian="italic" style:font-style-complex="italic"/>
    </style:style>
    <style:style style:name="T8" style:family="text">
      <style:text-properties fo:font-style="italic" officeooo:rsid="003cc3a7" style:font-style-asian="italic" style:font-style-complex="italic"/>
    </style:style>
    <style:style style:name="T9" style:family="text">
      <style:text-properties officeooo:rsid="00241e23"/>
    </style:style>
    <style:style style:name="T10" style:family="text">
      <style:text-properties officeooo:rsid="002ece37"/>
    </style:style>
    <style:style style:name="T11" style:family="text">
      <style:text-properties officeooo:rsid="0075c860"/>
    </style:style>
    <style:style style:name="T12" style:family="text">
      <style:text-properties officeooo:rsid="001e5bdc"/>
    </style:style>
    <style:style style:name="T13" style:family="text">
      <style:text-properties officeooo:rsid="00233838"/>
    </style:style>
    <style:style style:name="T14" style:family="text">
      <style:text-properties officeooo:rsid="00130d39"/>
    </style:style>
    <style:style style:name="T15" style:family="text">
      <style:text-properties officeooo:rsid="00157093"/>
    </style:style>
    <style:style style:name="T16" style:family="text">
      <style:text-properties officeooo:rsid="0012e10a"/>
    </style:style>
    <style:style style:name="T17" style:family="text">
      <style:text-properties officeooo:rsid="002d03c2"/>
    </style:style>
    <style:style style:name="T18" style:family="text">
      <style:text-properties officeooo:rsid="00289efb"/>
    </style:style>
    <style:style style:name="T19" style:family="text">
      <style:text-properties officeooo:rsid="001445d4"/>
    </style:style>
    <style:style style:name="T20" style:family="text">
      <style:text-properties officeooo:rsid="00146587"/>
    </style:style>
    <style:style style:name="T21" style:family="text">
      <style:text-properties officeooo:rsid="0017facf"/>
    </style:style>
    <style:style style:name="T22" style:family="text">
      <style:text-properties officeooo:rsid="001ab552"/>
    </style:style>
    <style:style style:name="T23" style:family="text">
      <style:text-properties officeooo:rsid="001debbe"/>
    </style:style>
    <style:style style:name="T24" style:family="text">
      <style:text-properties officeooo:rsid="001d064d"/>
    </style:style>
    <style:style style:name="T25" style:family="text">
      <style:text-properties style:text-underline-style="none" officeooo:rsid="002d03c2"/>
    </style:style>
    <style:style style:name="T26" style:family="text">
      <style:text-properties style:text-underline-style="none" officeooo:rsid="001debbe"/>
    </style:style>
    <style:style style:name="T27" style:family="text">
      <style:text-properties officeooo:rsid="003333df"/>
    </style:style>
    <style:style style:name="T28" style:family="text">
      <style:text-properties officeooo:rsid="003d718f"/>
    </style:style>
    <style:style style:name="T29" style:family="text">
      <style:text-properties officeooo:rsid="0078319e"/>
    </style:style>
    <style:style style:name="T30" style:family="text">
      <style:text-properties officeooo:rsid="0074208b"/>
    </style:style>
    <style:style style:name="T31" style:family="text">
      <style:text-properties officeooo:rsid="006175f3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5d5c85"/>
    </style:style>
    <style:style style:name="T39" style:family="text">
      <style:text-properties officeooo:rsid="00750f02"/>
    </style:style>
    <style:style style:name="T40" style:family="text">
      <style:text-properties officeooo:rsid="003367cc"/>
    </style:style>
    <style:style style:name="T41" style:family="text">
      <style:text-properties officeooo:rsid="003a0582"/>
    </style:style>
    <style:style style:name="T42" style:family="text">
      <style:text-properties officeooo:rsid="003675aa"/>
    </style:style>
    <style:style style:name="T43" style:family="text">
      <style:text-properties officeooo:rsid="00382ac9"/>
    </style:style>
    <style:style style:name="T44" style:family="text">
      <style:text-properties fo:font-weight="bold" officeooo:rsid="003675aa" style:font-weight-asian="bold" style:font-weight-complex="bold"/>
    </style:style>
    <style:style style:name="T45" style:family="text">
      <style:text-properties fo:font-weight="bold" officeooo:rsid="00382ac9" style:font-weight-asian="bold" style:font-weight-complex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bold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7e568f" style:font-weight-asian="normal" style:font-weight-complex="normal"/>
    </style:style>
    <style:style style:name="T50" style:family="text">
      <style:text-properties fo:language="en" fo:country="US" officeooo:rsid="003a0239"/>
    </style:style>
    <style:style style:name="T51" style:family="text">
      <style:text-properties fo:language="en" fo:country="US" officeooo:rsid="003cc3a7"/>
    </style:style>
    <style:style style:name="T52" style:family="text">
      <style:text-properties fo:language="en" fo:country="US" officeooo:rsid="0041fc1f"/>
    </style:style>
    <style:style style:name="T53" style:family="text">
      <style:text-properties fo:language="en" fo:country="US" officeooo:rsid="0042bff0"/>
    </style:style>
    <style:style style:name="T54" style:family="text">
      <style:text-properties fo:language="en" fo:country="US" officeooo:rsid="00445d03"/>
    </style:style>
    <style:style style:name="T55" style:family="text">
      <style:text-properties fo:language="en" fo:country="US" officeooo:rsid="0078b101"/>
    </style:style>
    <style:style style:name="T56" style:family="text">
      <style:text-properties fo:language="en" fo:country="US" officeooo:rsid="0080fdc0"/>
    </style:style>
    <style:style style:name="T57" style:family="text">
      <style:text-properties style:text-position="33% 80%" fo:language="en" fo:country="US" fo:font-weight="bold"/>
    </style:style>
    <style:style style:name="T58" style:family="text">
      <style:text-properties style:text-position="33% 80%" fo:language="en" fo:country="US" fo:font-weight="normal" style:font-weight-asian="normal" style:font-weight-complex="normal"/>
    </style:style>
    <style:style style:name="T59" style:family="text">
      <style:text-properties style:text-position="33% 80%" fo:font-weight="normal" officeooo:rsid="00382ac9" style:font-weight-asian="normal" style:font-weight-complex="normal"/>
    </style:style>
    <style:style style:name="T60" style:family="text">
      <style:text-properties officeooo:rsid="003aec61"/>
    </style:style>
    <style:style style:name="T61" style:family="text">
      <style:text-properties fo:language="el" fo:country="GR"/>
    </style:style>
    <style:style style:name="T62" style:family="text">
      <style:text-properties fo:language="el" fo:country="GR" officeooo:rsid="003cc3a7"/>
    </style:style>
    <style:style style:name="T63" style:family="text">
      <style:text-properties fo:language="el" fo:country="GR" officeooo:rsid="0078b101"/>
    </style:style>
    <style:style style:name="T64" style:family="text">
      <style:text-properties fo:language="el" fo:country="GR" officeooo:rsid="007e568f"/>
    </style:style>
    <style:style style:name="T65" style:family="text">
      <style:text-properties fo:language="el" fo:country="GR" fo:font-weight="normal" officeooo:rsid="007e568f" style:font-weight-asian="normal" style:font-weight-complex="normal"/>
    </style:style>
    <style:style style:name="T66" style:family="text">
      <style:text-properties fo:language="el" fo:country="GR" fo:font-weight="normal" officeooo:rsid="0085b939" style:font-weight-asian="normal" style:font-weight-complex="normal"/>
    </style:style>
    <style:style style:name="T67" style:family="text">
      <style:text-properties fo:language="el" fo:country="GR" fo:font-style="italic" style:font-style-asian="italic" style:font-style-complex="italic"/>
    </style:style>
    <style:style style:name="T68" style:family="text">
      <style:text-properties fo:language="el" fo:country="GR" officeooo:rsid="00445d03"/>
    </style:style>
    <style:style style:name="T69" style:family="text">
      <style:text-properties fo:language="el" fo:country="GR" officeooo:rsid="008689a6"/>
    </style:style>
    <style:style style:name="T70" style:family="text">
      <style:text-properties fo:language="el" fo:country="GR" officeooo:rsid="0041fc1f"/>
    </style:style>
    <style:style style:name="T71" style:family="text">
      <style:text-properties officeooo:rsid="004a4c41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82ac9" style:font-weight-asian="normal" style:font-weight-complex="normal"/>
    </style:style>
    <style:style style:name="T74" style:family="text">
      <style:text-properties officeooo:rsid="004d290f"/>
    </style:style>
    <style:style style:name="T75" style:family="text">
      <style:text-properties officeooo:rsid="0078b101"/>
    </style:style>
    <style:style style:name="T76" style:family="text">
      <style:text-properties officeooo:rsid="0079f999"/>
    </style:style>
    <style:style style:name="T77" style:family="text">
      <style:text-properties officeooo:rsid="007bf974"/>
    </style:style>
    <style:style style:name="T78" style:family="text">
      <style:text-properties officeooo:rsid="00531f76"/>
    </style:style>
    <style:style style:name="T79" style:family="text">
      <style:text-properties style:font-name="Lucida Sans Unicode" fo:font-size="11pt" style:font-size-asian="11pt" style:font-size-complex="11pt"/>
    </style:style>
    <style:style style:name="T80" style:family="text">
      <style:text-properties style:font-name="Lucida Sans Unicode" fo:font-size="11pt" officeooo:rsid="00728878" style:font-size-asian="11pt" style:font-size-complex="11pt"/>
    </style:style>
    <style:style style:name="T81" style:family="text">
      <style:text-properties style:font-name="Lucida Sans Unicode" fo:font-size="11pt" officeooo:rsid="00299430" style:font-size-asian="11pt" style:font-size-complex="11pt"/>
    </style:style>
    <style:style style:name="T82" style:family="text">
      <style:text-properties style:font-name="Lucida Sans Unicode" fo:font-size="11pt" officeooo:rsid="002b47c5" style:font-size-asian="11pt" style:font-size-complex="11pt"/>
    </style:style>
    <style:style style:name="T83" style:family="text">
      <style:text-properties style:font-name="Lucida Sans Unicode" fo:font-size="11pt" officeooo:rsid="005169ef" style:font-size-asian="11pt" style:font-size-complex="11pt"/>
    </style:style>
    <style:style style:name="T84" style:family="text">
      <style:text-properties style:font-name="Lucida Sans Unicode" fo:font-size="11pt" officeooo:rsid="00531f76" style:font-size-asian="11pt" style:font-size-complex="11pt"/>
    </style:style>
    <style:style style:name="T85" style:family="text">
      <style:text-properties style:font-name="Lucida Sans Unicode" fo:font-size="11pt" officeooo:rsid="006b48c3" style:font-size-asian="11pt" style:font-size-complex="11pt"/>
    </style:style>
    <style:style style:name="T86" style:family="text">
      <style:text-properties style:font-name="Lucida Sans Unicode" fo:font-size="11pt" officeooo:rsid="0057862b" style:font-size-asian="11pt" style:font-size-complex="11pt"/>
    </style:style>
    <style:style style:name="T87" style:family="text">
      <style:text-properties style:font-name="Lucida Sans Unicode" fo:font-size="11pt" officeooo:rsid="0055a668" style:font-size-asian="11pt" style:font-size-complex="11pt"/>
    </style:style>
    <style:style style:name="T88" style:family="text">
      <style:text-properties style:font-name="Lucida Sans Unicode" fo:font-size="11pt" fo:language="en" fo:country="US" style:font-size-asian="11pt" style:font-size-complex="11pt"/>
    </style:style>
    <style:style style:name="T89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90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91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92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3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4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95" style:family="text">
      <style:text-properties officeooo:rsid="0085b9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Θέματα φυσικής</text:p>
      <text:p text:style-name="P6"><text:span text:style-name="T2">Επιλέξτε όλες τις σωστές απαντήσεις, ανά περίπτωση </text:span><text:span text:style-name="T3">είναι ί</text:span><text:span text:style-name="T4">σως </text:span><text:span text:style-name="T3">παραπάνω από μια</text:span><text:span text:style-name="T2">!</text:span></text:p>
      <text:p text:style-name="P7">1. Η μονάδα κιλ<text:span text:style-name="T9">ο</text:span>γραμμάριο (kgr) χρησιμοποιείται για <text:s/>μέτρηση:</text:p>
      <text:p text:style-name="P7">Α. όγκου <text:tab/>Β. μάζας<text:tab/> Γ. εμβαδού<text:tab/> Δ. πυκνότητας</text:p>
      <text:p text:style-name="P8">2. Ποια η διαφορά μεταξύ φυσικών – χημικών <text:s/>φαιν<text:span text:style-name="T10">ο</text:span>μένων;</text:p>
      <text:p text:style-name="P15"><text:span text:style-name="T11">Α</text:span>. τα χημικά είναι αναστρέψιμα <text:tab/>Β. Τα <text:s/>τα χημικά είναι <text:span text:style-name="T1">μη αναστρέψιμα</text:span></text:p>
      <text:p text:style-name="P15">Γ. Τα φυσικά <text:s/>είναι αναστρέψιμα <text:tab/>Δ. <text:s/>Τα φυσικά είναι <text:span text:style-name="T1">μη αναστρέψιμα</text:span></text:p>
      <text:p text:style-name="P7">3. Η <text:span text:style-name="T12">θ</text:span>ερμοκρασία μετράται σε βαθμούς: </text:p>
      <text:p text:style-name="P7">Α. Κελσίου <text:tab/>Β. Κέλβιν<text:tab/> Γ. Φαρενάϊτ<text:tab/> Δ. Μοίρες</text:p>
      <text:p text:style-name="P7">4. Η ένταση ηλεκτρικού ρεύματος <text:s/>μετράται σε:</text:p>
      <text:p text:style-name="P7">Α. Δευτερόλεπτα <text:tab/>Β. Volt<text:tab/> Γ. Μέτρα<text:tab/> Δ. Ampere</text:p>
      <text:p text:style-name="P7">5. Η ένταση φωτεινής πηγής μετράται σε:</text:p>
      <text:p text:style-name="P9">Α. Candela <text:span text:style-name="T13">(</text:span><text:span text:style-name="T14">cd</text:span><text:span text:style-name="T13">)</text:span> <text:s/><text:tab/>Β. Volt<text:tab/> Γ. <text:span text:style-name="T15">Lumen</text:span><text:tab/> Δ. Ampere</text:p>
      <text:p text:style-name="P16">6. <text:s/>Ο βρασμός <text:span text:style-name="T13">του νερού</text:span> είναι χημικό <text:s/>ή <text:span text:style-name="T9">φυσικό </text:span>φαινόμενο;</text:p>
      <text:p text:style-name="P22">Α. φυσικό <text:tab/>Β. χημικό</text:p>
      <text:p text:style-name="P16">7. Η αστραπή είναι χημικό <text:s/>ή <text:span text:style-name="T9">φυσικό </text:span>φαινόμενο;</text:p>
      <text:p text:style-name="P22">Α. φυσικό <text:tab/>Β. χημικό</text:p>
      <text:p text:style-name="P16">8. Η ακουστική μελετά την διάδοση του:</text:p>
      <text:p text:style-name="P16">Α. ήχου <text:s/>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16">9. Η αστρονομία είναι <text:span text:style-name="T17">συνώνυμ</text:span><text:span text:style-name="T18">η</text:span> της:</text:p>
      <text:p text:style-name="P10">Α. <text:span text:style-name="T14">γαστρονομίας</text:span> <text:s/><text:tab/>Β. <text:span text:style-name="T14">αστροφυσικής</text:span><text:tab/> Γ. <text:span text:style-name="T14">μηχανικής</text:span> <text:tab/> Δ. <text:span text:style-name="T19">η</text:span><text:span text:style-name="T14">λεκτρονικής</text:span></text:p>
      <text:p text:style-name="P17">10. <text:span text:style-name="T19">Η κοσμολογία μελετά την:</text:span></text:p>
      <text:p text:style-name="P18"><text:span text:style-name="T19"><text:s/></text:span><text:span text:style-name="T16">Α. </text:span><text:span text:style-name="T19">αρχή του σύμπαντος</text:span><text:span text:style-name="T16"> <text:s/><text:tab/>Β. </text:span><text:span text:style-name="T20">ε</text:span><text:span text:style-name="T19">ξέλιξή του </text:span><text:span text:style-name="T16"><text:tab/> Γ. έ</text:span><text:span text:style-name="T19">κτασή του </text:span><text:span text:style-name="T16"><text:s/>Δ. </text:span><text:span text:style-name="T19">προέλευση της ζωής</text:span></text:p>
      <text:p text:style-name="P24">11.<text:span text:style-name="T16"> Η μονάδα </text:span>λίτρο<text:span text:style-name="T16"> (</text:span>lt<text:span text:style-name="T16">) χρησιμοποιείται για <text:s/>μέτρηση:</text:span></text:p>
      <text:p text:style-name="P11"><text:soft-page-break/>Α. όγκου <text:tab/>Β. μάζας<text:tab/> Γ. εμβαδού<text:tab/> Δ. <text:span text:style-name="T12">π</text:span>υκνότητας</text:p>
      <text:p text:style-name="P25">12. Η οπτική μελετά την διάδοση του:</text:p>
      <text:p text:style-name="P19">Α. ήχου 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26">13. Η μετατροπή του μούστου σε οίνο, είναι φυσικό <text:s/>ή <text:span text:style-name="T9">χημικό</text:span> φαινόμενο;</text:p>
      <text:p text:style-name="P22">Α. φυσικό <text:tab/>Β. χημικό</text:p>
      <text:p text:style-name="P25">14. Η μετατροπή του οίνου σε ξύδι είναι φυσικό <text:s/>ή <text:span text:style-name="T9">χημικό </text:span>φαινόμενο;</text:p>
      <text:p text:style-name="P22">Α. φυσικό <text:tab/><text:tab/>Β. χημικό</text:p>
      <text:p text:style-name="P28">15. Η ταχύτητα είναι μονόμετρο μέγεθος;</text:p>
      <text:p text:style-name="P20">Α. Σωστό <text:tab/><text:tab/>Β. Λάθος</text:p>
      <text:p text:style-name="P29">16. Η δύναμη είναι <text:s/><text:span text:style-name="T21">διανυσματικό </text:span>μέγεθος;</text:p>
      <text:p text:style-name="P20">Α. Σωστό <text:tab/><text:tab/>Β. Λάθος</text:p>
      <text:p text:style-name="P30">17. Η μετεωρολογία μελετά την … <text:s/>κυκλοφορία.</text:p>
      <text:p text:style-name="P20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23">ε</text:span><text:span text:style-name="T22">ν</text:span>αέρ<text:span text:style-name="T22">ια</text:span></text:p>
      <text:p text:style-name="P29">18. <text:s/>Η κλιματολογία είναι κλάδος της <text:s/>μετεωρολογίας;</text:p>
      <text:p text:style-name="P20">Α. Σωστό <text:tab/><text:tab/>Β. Λάθος</text:p>
      <text:p text:style-name="P29">19. Η πρόγνωση καιρού για την επομένη ημέρα έχει 20% ποσοστό αποτυχίας;</text:p>
      <text:p text:style-name="P20">Α. Σωστό <text:tab/><text:tab/>Β. Λάθος</text:p>
      <text:p text:style-name="P32">20. Ποια από τα παρακάτω είναι θεμελιώδη φυσικά μεγέθη;</text:p>
      <text:p text:style-name="P12">Α. όγκο<text:span text:style-name="T24">ς</text:span> <text:tab/>Β. μάζα<text:tab/><text:tab/> Γ. εμβαδό<text:span text:style-name="T24">ν</text:span><text:tab/> Δ. <text:span text:style-name="T13">μ</text:span><text:span text:style-name="T23">ήκος</text:span></text:p>
      <text:p text:style-name="P30"><text:span text:style-name="T13">2</text:span>1. Η <text:span text:style-name="T13">ωκεανο</text:span>γ<text:span text:style-name="T13">ραφ</text:span>ία μελετά την … <text:s/>κυκλοφορία.</text:p>
      <text:p text:style-name="P21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13">ε</text:span><text:span text:style-name="T22">ν</text:span>αέρ<text:span text:style-name="T22">ια</text:span></text:p>
      <text:p text:style-name="P27"><text:span text:style-name="T13">22</text:span>. Η μετατροπή του <text:span text:style-name="T13">σιδήρου</text:span> σε <text:span text:style-name="T13">σκουριά </text:span><text:s/>είναι φυσικό φαινόμενο;</text:p>
      <text:p text:style-name="P21">Α. Σωστό <text:tab/><text:tab/>Β. Λάθος</text:p>
      <text:p text:style-name="P33">2<text:span text:style-name="T13">3</text:span>. Ποια από τα παρακάτω είναι <text:span text:style-name="T13">παράγωγα</text:span> φυσικά μεγέθη;</text:p>
      <text:p text:style-name="P13">Α. όγκο<text:span text:style-name="T24">ς</text:span> <text:tab/>Β. μάζα<text:tab/><text:tab/> Γ. εμβαδό<text:span text:style-name="T24">ν</text:span><text:tab/> Δ. <text:span text:style-name="T25">μ</text:span><text:span text:style-name="T26">ήκος</text:span></text:p>
      <text:p text:style-name="P23"><text:soft-page-break/>24. Το γάλα στο ψυγείο έληξε και έχει πλέον ξινίσει. Το φαινόμενο είναι:</text:p>
      <text:p text:style-name="P23">Α. φυσικό <text:tab/>Β. <text:span text:style-name="T9">χ</text:span>ημικό</text:p>
      <text:p text:style-name="P22">2<text:span text:style-name="T9">5</text:span>. Το <text:span text:style-name="T9">κοκκινιστό</text:span> στ<text:span text:style-name="T9">ην</text:span> <text:span text:style-name="T9">κατσαρόλα κά</text:span>η<text:span text:style-name="T9">κ</text:span>ε. Το φαινόμενο είναι:</text:p>
      <text:p text:style-name="P22">Α. φυσικό <text:tab/>Β. χημικό</text:p>
      <text:p text:style-name="P34">26. Η καύση <text:span text:style-name="T27">των κα</text:span><text:span text:style-name="T28">υ</text:span><text:span text:style-name="T27">σίμων </text:span>στους κινητήρες εσωτερικής καύσεως είναι … φαινόμενο.</text:p>
      <text:p text:style-name="P8"><text:span text:style-name="T10"><text:s/></text:span><text:span text:style-name="T13">Α. φυσικό <text:tab/>Β. χημικό</text:span></text:p>
      <text:p text:style-name="P31"><text:span text:style-name="T27">27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1">διανυσματικό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1"><text:span text:style-name="T27">28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7">μονόμετρο</text:span><text:span text:style-name="T21">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5">29. Ποια είδη δυνάμεων υπάρχουν στην φύση;</text:p>
      <text:p text:style-name="P35">Α. επαφής <text:tab/>Β. <text:span text:style-name="T29">α</text:span>πό απόσταση <text:tab/>Γ. <text:span text:style-name="T30">σ</text:span>υνοχής <text:tab/>Δ. <text:span text:style-name="T30">σ</text:span>υνάφειας</text:p>
      <text:p text:style-name="P35">30. Τα υγρά και τα αέρια σώματα ονομάζονται και ρευστά;</text:p>
      <text:p text:style-name="P35">Α. Σωστό <text:tab/>Β. Λάθος</text:p>
      <text:p text:style-name="P35">31. Ένα ελαστικό σώμα υφίσταται … παραμόρφωση.</text:p>
      <text:p text:style-name="P35">Α. μόνιμη <text:tab/>Β. <text:span text:style-name="T31">ε</text:span>λαστική <text:tab/><text:tab/>Γ. <text:span text:style-name="T95">π</text:span>λαστική<text:tab/> Δ. <text:span text:style-name="T31">π</text:span>ροσωρινή</text:p>
      <text:p text:style-name="P35">32. Ένα πλαστικό σώμα υφίσταται … παραμόρφωση.</text:p>
      <text:p text:style-name="P35">Α. μόνιμη <text:tab/>Β. <text:span text:style-name="T31">ε</text:span>λαστική <text:tab/><text:tab/>Γ. <text:span text:style-name="T31">π</text:span>λαστική <text:tab/>Δ. <text:span text:style-name="T31">π</text:span>ροσωρινή</text:p>
      <text:p text:style-name="P36"><text:span text:style-name="T32">33</text:span>. Ποια είδη δυνάμεων <text:span text:style-name="T32">πεδίου </text:span>υπάρχουν στην φύση;</text:p>
      <text:p text:style-name="P36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7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8">είναι δύναμη, όχι σκέτη μάζα και μετράται σε:</text:p>
      <text:p text:style-name="P39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40">35. Κατά την περιστροφή σώματος η απόσταση της δυνάμεως από τον άξονα περιστροφής λέγεται:</text:p>
      <text:p text:style-name="P40"><text:soft-page-break/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40">36. Η περιστροφή σώματος αντιθέτως προς την φορά του ωρολογίου είναι:</text:p>
      <text:p text:style-name="P40">Α. θετική <text:tab/>Β. αρνητική <text:tab/>Γ. ανάδρομη <text:tab/>Δ. ορθή</text:p>
      <text:p text:style-name="P40">37. Εάν η ροπή M = F ∙ ℓ ποια είναι η μονάδα μέτρησής της <text:span text:style-name="T38">στο </text:span><text:span text:style-name="T95">διεθνές</text:span><text:span text:style-name="T38"> μετρικό σύστημα </text:span><text:span text:style-name="T29">(</text:span><text:span text:style-name="T38">SI</text:span><text:span text:style-name="T29">)</text:span>;</text:p>
      <text:p text:style-name="P40">Α. N m <text:tab/><text:tab/>B. Kp m <text:tab/><text:tab/>Γ. <text:span text:style-name="T38">Ν inches <text:tab/></text:span>Δ. <text:span text:style-name="T38">N yard</text:span></text:p>
      <text:p text:style-name="P41">38. Έ<text:span text:style-name="T36">να</text:span> σύστημα δυο δυνάμεων ονομάζεται ζεύγος δυνάμεων <text:s/>όταν:</text:p>
      <text:p text:style-name="P42">Α. έχουν το ίδιο μέτρο <text:tab/>Β. είναι παράλληλες <text:tab/></text:p>
      <text:p text:style-name="P42">Γ. έχουν αντίθετη φορά <text:tab/>Δ. ίδια φορά</text:p>
      <text:p text:style-name="P41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3">Α. Σωστό <text:tab/>Β. Λάθος</text:p>
      <text:p text:style-name="P43">40. Ποια είναι τα είδη ισορροπίας ενός σώματος;</text:p>
      <text:p text:style-name="P43">Α. <text:span text:style-name="T39">ο</text:span>υδέτερη <text:tab/>Β. <text:span text:style-name="T39">α</text:span>διάφορη <text:tab/>Γ. <text:span text:style-name="T39">ε</text:span>υσταθής <text:tab/>Δ. <text:span text:style-name="T39">α</text:span>σταθής</text:p>
      <text:p text:style-name="P44">4<text:span text:style-name="T55">1</text:span>. Ποι<text:span text:style-name="T75">ες</text:span> <text:span text:style-name="T63">από τις παρακάτω </text:span>είναι <text:span text:style-name="T75">μονάδες μέτρησης ενεργείας</text:span>;</text:p>
      <text:p text:style-name="P44">Α. <text:span text:style-name="T75">Θερμίδες</text:span><text:span text:style-name="T55"> </text:span><text:span text:style-name="T56">(</text:span><text:span text:style-name="T55">cal</text:span><text:span text:style-name="T56">)</text:span><text:span text:style-name="T46"> <text:tab/></text:span>Β.<text:span text:style-name="T46"> </text:span><text:span text:style-name="T55">Joule</text:span><text:span text:style-name="T46"> <text:tab/></text:span>Γ.<text:span text:style-name="T46"> </text:span><text:span text:style-name="T55">Watt</text:span><text:span text:style-name="T46"> <text:tab/></text:span>Δ. <text:span text:style-name="T55">British thermal units</text:span></text:p>
      <text:p text:style-name="P52">42. <text:s/><text:span text:style-name="T37">Ποι</text:span>ες<text:span text:style-name="T37"> </text:span>από τις παρακάτω <text:span text:style-name="T37">είναι </text:span>μονάδες μέτρησης <text:s/>γωνιακής ταχύτητας;</text:p>
      <text:p text:style-name="P52">Α.<text:span text:style-name="T46"> rad/sec <text:tab/></text:span>Β<text:span text:style-name="T46">. Km/h</text:span> <text:tab/>Γ.<text:span text:style-name="T46"> meter/sec <text:tab/></text:span>Δ.<text:span text:style-name="T46"> Watt</text:span></text:p>
      <text:p text:style-name="P52"><text:span text:style-name="T46">43.</text:span> Ποιο από τα παρακάτω υλικά έχει την μεγίστη πυκνότητα;</text:p>
      <text:p text:style-name="P52">Α. νερό <text:tab/>Β. πάγος<text:tab/> Γ. χρυσός <text:tab/>Δ. <text:span text:style-name="T77">ε</text:span>λαιόλαδο</text:p>
      <text:p text:style-name="P53">4<text:span text:style-name="T76">4</text:span>. <text:s/><text:span text:style-name="T37">Ποι</text:span>ες<text:span text:style-name="T37"> </text:span>από τις παρακάτω <text:span text:style-name="T37">είναι </text:span>μονάδες μέτρησης <text:s/>γ<text:span text:style-name="T76">ραμμι</text:span>κής ταχύτητας;</text:p>
      <text:p text:style-name="P53">Α.<text:span text:style-name="T46"> rad/sec <text:tab/></text:span>Β<text:span text:style-name="T46">. Km/h</text:span> <text:tab/>Γ.<text:span text:style-name="T46"> meter/sec <text:tab/></text:span>Δ.<text:span text:style-name="T46"> Watt</text:span></text:p>
      <text:p text:style-name="P54">45. Αδράνεια λέγεται η ιδιότητα των υλικών σωμάτων να διατηρούν αμετάβλητη την κινητική τους κατάσταση.</text:p>
      <text:p text:style-name="P54">Α. Σωστό <text:tab/>Β. Λάθος</text:p>
      <text:p text:style-name="P54">46. Η ορμή ισούται με το γινόμενο μάζας επί την ταχύτητα και μετράται σε:</text:p>
      <text:p text:style-name="P54"><text:soft-page-break/>Α. <text:span text:style-name="T46">kgr m/sec <text:tab/></text:span>Β. <text:span text:style-name="T46">kgr km/hour <text:tab/><text:tab/></text:span>Γ. <text:span text:style-name="T46">rad/sec <text:tab/></text:span>Δ. <text:span text:style-name="T46">m/sec</text:span></text:p>
      <text:p text:style-name="P45"><text:span text:style-name="T64">47.</text:span><text:span text:style-name="T65"> </text:span><text:span text:style-name="T7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65">με σταθερή ταχύτητα.</text:span></text:p>
      <text:p text:style-name="P55">Α. Σωστό <text:tab/>Β. Λάθος</text:p>
      <text:p text:style-name="P45"><text:span text:style-name="T49">48. </text:span><text:span text:style-name="T65">Ο βαθμός αδράνειας της ύλης εκφράζεται </text:span><text:span text:style-name="T66">ποσοτικά</text:span><text:span text:style-name="T65"> με την μάζα.</text:span></text:p>
      <text:p text:style-name="P55">Α. Σωστό <text:tab/>Β. Λάθος</text:p>
      <text:p text:style-name="P57"><text:span text:style-name="T61">49. Κατά την </text:span><text:span text:style-name="T67">ευθύγραμμη ομαλή κίνηση</text:span><text:span text:style-name="T61"> ένα α</text:span>υτοκίνητο σε ίσους χρόνους διανύει ίσα διαστήματα.</text:p>
      <text:p text:style-name="P56">Α. Σωστό <text:tab/>Β. Λάθος</text:p>
      <text:p text:style-name="P57"><text:span text:style-name="T64">5</text:span><text:span text:style-name="T61">0. Κατά την</text:span><text:span text:style-name="T67"> ευθύγραμμη ομαλά μεταβαλλόμενη κίνηση</text:span><text:span text:style-name="T61"> ένα αυτοκίνητο μεταβάλλει την ταχύτητα του κατά το ίδιο ποσό ανά μονάδα χρόνου.</text:span></text:p>
      <text:p text:style-name="P56">Α. Σωστό <text:tab/>Β. Λάθος</text:p>
      <text:p text:style-name="P54"><text:s/></text:p>
      <text:p text:style-name="P40"><text:s/></text:p>
      <text:h text:style-name="P60" text:outline-level="1">Video<text:span text:style-name="T40">s</text:span></text:h>
      <text:p text:style-name="P2"><text:a xlink:type="simple" xlink:href="https://www.youtube.com/watch?v=Slq-lO8fzGM" text:style-name="Internet_20_link" text:visited-style-name="Visited_20_Internet_20_Link"><text:span text:style-name="T80">Δυνάμεις στην φύση</text:span></text:a></text:p>
      <text:p text:style-name="P2"><text:a xlink:type="simple" xlink:href="https://photodentro.edu.gr/v/item/video/8522/670" text:style-name="Internet_20_link" text:visited-style-name="Visited_20_Internet_20_Link"><text:span text:style-name="T80">Τριβή κι αντίσταση στην κίνηση</text:span></text:a></text:p>
      <text:p text:style-name="P3"><text:a xlink:type="simple" xlink:href="https://youtu.be/mAz2ZNkh-og" text:style-name="Internet_20_link" text:visited-style-name="Visited_20_Internet_20_Link"><text:span text:style-name="T79">Κοσμολογία</text:span></text:a></text:p>
      <text:p text:style-name="P4"><text:a xlink:type="simple" xlink:href="https://youtu.be/_62reqKm2n4" text:style-name="Internet_20_link" text:visited-style-name="Visited_20_Internet_20_Link"><text:span text:style-name="T81">Ήχοι από την γέννεση του σύμπαντος</text:span></text:a></text:p>
      <text:p text:style-name="P4"><text:a xlink:type="simple" xlink:href="https://youtu.be/_wyUB8tNMNs" text:style-name="Internet_20_link" text:visited-style-name="Visited_20_Internet_20_Link"><text:span text:style-name="T82">Απόψεις για την προέλευση του σύμπαντος</text:span></text:a></text:p>
      <text:h text:style-name="P60" text:outline-level="1">Ασκήσεις</text:h>
      <text:p text:style-name="P46"><text:span text:style-name="T41">1. </text:span><text:span text:style-name="T42">Έ</text:span><text:span text:style-name="T43">να δοχείο</text:span><text:span text:style-name="T42"> που έχει </text:span><text:span text:style-name="T5">σχήμα ορθογ</text:span><text:span text:style-name="T6">ω</text:span><text:span text:style-name="T5">νίου παραλληλεπιπέδου </text:span><text:span text:style-name="T42">έχει διαστάσεις </text:span><text:span text:style-name="T44">6</text:span><text:span text:style-name="T45">c</text:span><text:span text:style-name="T44">m x 10</text:span><text:span text:style-name="T45">c</text:span><text:span text:style-name="T44">m x 5</text:span><text:span text:style-name="T45">c</text:span><text:span text:style-name="T44">m</text:span><text:span text:style-name="T42">. </text:span><text:span text:style-name="T7">Το</text:span><text:span text:style-name="T5"> </text:span><text:span text:style-name="T6">δοχείο</text:span><text:span text:style-name="T5"> είναι </text:span><text:span text:style-name="T8">κατά το ήμισυ </text:span><text:span text:style-name="T5">γεμάτ</text:span><text:span text:style-name="T6">ο</text:span><text:span text:style-name="T42"> με </text:span><text:span text:style-name="T43">γάλα</text:span><text:span text:style-name="T42"> που έχει πυκνότητα </text:span><text:span text:style-name="T47">1.035 g/cm</text:span><text:span text:style-name="T57">3</text:span><text:span text:style-name="T46"> </text:span><text:span text:style-name="T42">. Πόση είναι η μάζα του </text:span><text:span text:style-name="T43">γάλακτος</text:span><text:span text:style-name="T42"> τ</text:span><text:span text:style-name="T43">ου δοχείου</text:span><text:span text:style-name="T42">;</text:span></text:p>
      <text:p text:style-name="P47"><text:soft-page-break/>Δίδεται ό<text:span text:style-name="T60">τι </text:span><text:span text:style-name="T42">πυκνότητα </text:span>= μάζα δια του όγκου.</text:p>
      <text:p text:style-name="P47">Λύση: Έστωσαν ρ η <text:s/><text:span text:style-name="T42">πυκνότητα, </text:span>V ο όγκος του δοχείου, m η ζητούμενη μάζα του γάλακτος.</text:p>
      <text:p text:style-name="P47"><text:span text:style-name="T28">Εξ ορισμού: </text:span>ρ = m / V =&gt; m = ρ * V =&gt; m = <text:span text:style-name="T48">1.035 g/cm</text:span><text:span text:style-name="T58">3</text:span><text:span text:style-name="T46"> <text:s/>* 5cm * 6 cm * 10cm </text:span><text:span text:style-name="T50">= 310.5 gr. </text:span><text:span text:style-name="T62">Διαιρώ</text:span><text:span text:style-name="T51"> δια του δυο και λαμβάνω 155 gr.</text:span></text:p>
      <text:p text:style-name="P48"><text:span text:style-name="T51">2. </text:span><text:span text:style-name="T52">Εάν το δοχείο </text:span><text:span text:style-name="T53">γίνει τώρα</text:span><text:span text:style-name="T52"> κυλιδρικό κύπελλο ακτίνας 5 cm και ύψους 10 cm, να λύσετε πάλι την άσκηση 1.</text:span></text:p>
      <text:p text:style-name="P49"><text:span text:style-name="T52">3.</text:span><text:span text:style-name="T51"> </text:span><text:span text:style-name="T52">Εάν το δοχείο </text:span><text:span text:style-name="T53">γίνει τώρα</text:span><text:span text:style-name="T52"> </text:span><text:span text:style-name="T70">κ</text:span><text:span text:style-name="T69">ύ</text:span><text:span text:style-name="T68">β</text:span><text:span text:style-name="T69">ος</text:span><text:span text:style-name="T52"> </text:span><text:span text:style-name="T54">πλευράς</text:span><text:span text:style-name="T52"> 5 cm, να λύσετε πάλι την άσκηση 1.</text:span></text:p>
      <text:p text:style-name="Standard"><text:span text:style-name="T89">4. </text:span><text:span text:style-name="T90">Μια </text:span><text:a xlink:type="simple" xlink:href="https://akispetretzikis.com/recipe/210/tiramisoy" text:style-name="Internet_20_link" text:visited-style-name="Visited_20_Internet_20_Link"><text:span text:style-name="T90">συνταγή τιραμισού</text:span></text:a><text:span text:style-name="T90"> περιγράφει ότι για </text:span><text:span text:style-name="T91">6</text:span><text:span text:style-name="T90"> μερίδες χρειάζονται 4</text:span><text:span text:style-name="T91">2</text:span><text:span text:style-name="T90">0 γραμμάρια τύρου μασκαρπόνε, </text:span><text:span text:style-name="T88">120 γρ. άχνη ζάχαρη, 1</text:span><text:span text:style-name="T91">2</text:span><text:span text:style-name="T88">0 γρ. Μαυροδάφνη, 3</text:span><text:span text:style-name="T91">6</text:span><text:span text:style-name="T88">0 γρ. καφέ, εσπρέσο ρόφημα, </text:span><text:span text:style-name="T79">4</text:span><text:span text:style-name="T83">8</text:span><text:span text:style-name="T79">0 γρ. κρέμα γάλακτος, </text:span><text:span text:style-name="T83">6</text:span><text:span text:style-name="T79">0 γρ. κουβερτούρα, σε κομματάκια, 30 γρ. κουβερτούρα, σε ξύσμα. </text:span><text:span text:style-name="T90">Για </text:span><text:span text:style-name="T91">10</text:span><text:span text:style-name="T90"> μερίδες άραγε πόσα γραμμάρια τυρί, </text:span><text:span text:style-name="T92">και κάθε άλλο υλικό</text:span><text:span text:style-name="T90"> χρειάζομαστε;</text:span></text:p>
      <text:p text:style-name="P58">5. Ένα λίτρο <text:span text:style-name="T71">(lt) </text:span>γάλακτος με πόσα κυβικά εκατοστά <text:span text:style-name="T71">(</text:span><text:span text:style-name="T73">cm</text:span><text:span text:style-name="T59">3</text:span><text:span text:style-name="T71">)</text:span> ισούται;</text:p>
      <text:p text:style-name="P50">6. Μια ζάντα αυτοκινήτου έχει διάμετρο 15 inches, πόσα cm είναι; <text:span text:style-name="T74">Δίδεται: 1 inch = 2,54 cm.</text:span></text:p>
      <text:p text:style-name="P50">7. Μια ευρεία οθόνη τηλεόρασης έχει διαγώνιο 65 inches, <text:s/>πόσα cm είναι;</text:p>
      <text:p text:style-name="P5"><text:span text:style-name="T84">8. </text:span><text:span text:style-name="T85">Τα συστατικά </text:span><text:span text:style-name="T93">για 4 έως 6 μερίδες </text:span><text:span text:style-name="T94">παραδοσιακό</text:span><text:span text:style-name="T85"> </text:span><text:a xlink:type="simple" xlink:href="https://akispetretzikis.com/recipe/6147/paradosiako-ryzogalo" text:style-name="Internet_20_link" text:visited-style-name="Visited_20_Internet_20_Link"><text:span text:style-name="T85">ρυζόγαλο</text:span></text:a><text:span text:style-name="T85"> είναι:</text:span><text:span text:style-name="T84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85">Να βρεθούν οι ποσότητες για 12 μερίδες.</text:span></text:p>
      <text:p text:style-name="P51"/>
      <text:h text:style-name="P60" text:outline-level="1"><text:span text:style-name="T78">Σύ</text:span>νδεση με αγορά εργασίας</text:h>
      <text:p text:style-name="P5"><text:span text:style-name="T84">9. Να επισκεφθείτε τους ιστότοπους για </text:span><text:span text:style-name="T86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84">ργασία στη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87">ν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84"> εστίαση στο skywalker.gr</text:span></text:a></text:p>
      <text:p text:style-name="P5"><text:a xlink:type="simple" xlink:href="http://www.kariera.gr/" text:style-name="Internet_20_link" text:visited-style-name="Visited_20_Internet_20_Link"><text:span text:style-name="T84">www.kariera.g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1" svg:font-family="Roboto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1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07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08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09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0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1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/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1-22T10:14:07.471999819">22/01/25</text:date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4T09:26:37.570105719</meta:creation-date>
    <dc:date>2025-01-22T10:14:06.870000000</dc:date>
    <meta:editing-duration>PT4H47M58S</meta:editing-duration>
    <meta:editing-cycles>87</meta:editing-cycles>
    <meta:generator>LibreOffice/7.1.1.2$Windows_X86_64 LibreOffice_project/fe0b08f4af1bacafe4c7ecc87ce55bb426164676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6" meta:paragraph-count="130" meta:word-count="1227" meta:character-count="7120" meta:non-whitespace-character-count="5846"/>
  </office:meta>
</office:document-meta>
</file>